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69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3.0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216.96pt"/>
    </style:style>
    <style:style style:name="co7" style:family="table-column">
      <style:table-column-properties fo:break-before="auto" style:column-width="216.14pt"/>
    </style:style>
    <style:style style:name="co8" style:family="table-column">
      <style:table-column-properties fo:break-before="auto" style:column-width="261.5pt"/>
    </style:style>
    <style:style style:name="co9" style:family="table-column">
      <style:table-column-properties fo:break-before="auto" style:column-width="2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666666"/>
    </style:style>
    <style:style style:name="ce8" style:family="table-cell" style:parent-style-name="Default">
      <style:text-properties fo:color="#666666"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enduser</text:p>
          </table:table-cell>
          <table:table-cell table:style-name="ce1" office:value-type="string" calcext:value-type="string">
            <text:p>datacenter</text:p>
          </table:table-cell>
          <table:table-cell table:style-name="ce1" office:value-type="string" calcext:value-type="string">
            <text:p>field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ateg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agency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bureau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dataCenter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federalRealPropertyProfil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PI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investmen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P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POC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anticipatedEISTransition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ategor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B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NISTFrameworkCateg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cap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purposeOrOut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p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c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b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IID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tatus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style-name="ce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tractType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acquisitionStrategy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olicitationI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isIPv4Permitte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anticipatedAwardDate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isIPv6Supporte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isPhysicalDataCenter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taskOrderCompletionDate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rojec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roject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obje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tartDate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tartDate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pletionDate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pletionDate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totalCosts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totalCosts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nitOfMea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erformanceMeasurementCategorymap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gencyBaselineCap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Y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Y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easurementCon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reportingFrequ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gencyObjectiveOr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sMetricRetir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ctual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ateOfActual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22:31.307192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5:04.597165586</meta:creation-date>
    <dc:date>2017-06-07T10:22:43.529922763</dc:date>
    <meta:editing-duration>PT3H18M21S</meta:editing-duration>
    <meta:editing-cycles>23</meta:editing-cycles>
    <meta:generator>LibreOffice/5.1.6.2$Linux_X86_64 LibreOffice_project/10m0$Build-2</meta:generator>
    <meta:document-statistic meta:table-count="1" meta:cell-count="226" meta:object-count="0"/>
  </office:meta>
</office:document-meta>
</file>